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9ed0e" officeooo:paragraph-rsid="0019ed0e"/>
    </style:style>
    <style:style style:name="P2" style:family="paragraph" style:parent-style-name="Standard" style:list-style-name="L1">
      <style:text-properties officeooo:rsid="0019ed0e" officeooo:paragraph-rsid="002293c8"/>
    </style:style>
    <style:style style:name="P3" style:family="paragraph" style:parent-style-name="Standard" style:list-style-name="L1">
      <style:text-properties officeooo:rsid="001b479e" officeooo:paragraph-rsid="001b479e"/>
    </style:style>
    <style:style style:name="P4" style:family="paragraph" style:parent-style-name="Standard" style:list-style-name="L1">
      <style:text-properties officeooo:rsid="001b479e" officeooo:paragraph-rsid="001f67bc"/>
    </style:style>
    <style:style style:name="P5" style:family="paragraph" style:parent-style-name="Standard">
      <style:text-properties officeooo:rsid="001b479e" officeooo:paragraph-rsid="001f67bc"/>
    </style:style>
    <style:style style:name="P6" style:family="paragraph" style:parent-style-name="Standard">
      <style:text-properties officeooo:rsid="0020a927" officeooo:paragraph-rsid="0020a927"/>
    </style:style>
    <style:style style:name="T1" style:family="text">
      <style:text-properties officeooo:rsid="001c9ab0"/>
    </style:style>
    <style:style style:name="T2" style:family="text">
      <style:text-properties officeooo:rsid="001df90e"/>
    </style:style>
    <style:style style:name="T3" style:family="text">
      <style:text-properties officeooo:rsid="001f67bc"/>
    </style:style>
    <style:style style:name="T4" style:family="text">
      <style:text-properties officeooo:rsid="002293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75175961" text:style-name="L1">
        <text:list-item>
          <text:p text:style-name="P1">Users can buy tickets using safemoon <text:span text:style-name="T2">=&gt; done</text:span></text:p>
        </text:list-item>
        <text:list-item>
          <text:p text:style-name="P1">users can edit and customize the numbers selected on ticket when purchasing or randomize <text:span text:style-name="T1">=&gt; done</text:span></text:p>
        </text:list-item>
        <text:list-item>
          <text:p text:style-name="P1">cost of a ticket would be 5$ (Equivalent in safemoon) <text:span text:style-name="T1">=&gt; done</text:span></text:p>
        </text:list-item>
        <text:list-item>
          <text:p text:style-name="P1">2 lotteries per 24 hours (one every 12 hours).</text:p>
        </text:list-item>
        <text:list-item>
          <text:p text:style-name="P1">Bulk buy discount <text:span text:style-name="T3">=&gt; done</text:span></text:p>
        </text:list-item>
        <text:list-item>
          <text:p text:style-name="P1">Buying multiple tickets in a single transaction gives a discount. The discount increases in a linear way, up to the maximum of 100 tickets. <text:span text:style-name="T3">=&gt; done</text:span></text:p>
          <text:p text:style-name="P1">20 tickets =&gt; 1% <text:span text:style-name="T3">=&gt; done</text:span></text:p>
          <text:p text:style-name="P1">50 tickets =&gt; 4% <text:span text:style-name="T3">=&gt; done</text:span></text:p>
          <text:p text:style-name="P1">100 tickets=&gt; 10% <text:span text:style-name="T3">=&gt; done</text:span></text:p>
        </text:list-item>
        <text:list-item>
          <text:p text:style-name="P1">The lottery funds are split in the following ways</text:p>
          <text:p text:style-name="P1">70% Prize Pool <text:span text:style-name="T4">=&gt; done</text:span></text:p>
          <text:p text:style-name="P2">25% Burn Wallet <text:span text:style-name="T4">=&gt; done</text:span></text:p>
          <text:p text:style-name="P2">5% Project Reward Donation Pool(a separate wallet). <text:span text:style-name="T4">=&gt; done</text:span></text:p>
        </text:list-item>
        <text:list-item>
          <text:p text:style-name="P3">Of the 70% Prize Pool, the following brackets will be rewarded;</text:p>
          <text:list>
            <text:list-item>
              <text:p text:style-name="P3">Matches first 1 numbers =&gt; 2% <text:span text:style-name="T3">=&gt; done</text:span></text:p>
            </text:list-item>
            <text:list-item>
              <text:p text:style-name="P4">Matches first 2 numbers =&gt; 3% <text:span text:style-name="T3">=&gt; done</text:span></text:p>
            </text:list-item>
            <text:list-item>
              <text:p text:style-name="P4">Matches first 3 numbers =&gt; 5% <text:span text:style-name="T3">=&gt; done</text:span></text:p>
            </text:list-item>
            <text:list-item>
              <text:p text:style-name="P4">Matches first 4 numbers =&gt; 10% <text:span text:style-name="T3">=&gt; done</text:span></text:p>
            </text:list-item>
            <text:list-item>
              <text:p text:style-name="P4">Matches first 5 numbers =&gt; 20% <text:span text:style-name="T3">=&gt; done</text:span></text:p>
            </text:list-item>
            <text:list-item>
              <text:p text:style-name="P4">Matches all 6 numbers <text:s text:c="2"/>=&gt; 30% <text:span text:style-name="T3">=&gt; done</text:span></text:p>
            </text:list-item>
          </text:list>
        </text:list-item>
        <text:list-item>
          <text:p text:style-name="P4">Rollover prizes; In the event that there are no winners for one or more brackets, the un-won funds for that specific bracket will be carried on the next lottery and added/redistributed among the prize pools <text:span text:style-name="T3">=&gt; done</text:span></text:p>
        </text:list-item>
      </text:list>
      <text:p text:style-name="P5"/>
      <text:p text:style-name="P6">timings 6pm-2am</text:p>
      <text:p text:style-name="P6">meetings 8pm-12a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1T16:14:26.125944039</meta:creation-date>
    <dc:date>2021-09-15T23:14:48.436532977</dc:date>
    <meta:editing-duration>PT22H42M2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23" meta:word-count="242" meta:character-count="1200" meta:non-whitespace-character-count="1000"/>
  </office:meta>
</office:document-meta>
</file>